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455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602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 fo:padding-right="-0.102cm"/>
    </style:style>
    <style:style style:name="gr24" style:family="graphic" style:parent-style-name="objectwithoutfill">
      <style:graphic-properties draw:marker-end="Arrow" draw:marker-end-width="0.3cm" draw:fill="none" draw:textarea-horizontal-align="left" draw:textarea-vertical-align="middle" fo:padding-left="0.102cm" fo:padding-right="0.0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19cm"/>
    </style:style>
    <style:style style:name="gr26" style:family="graphic" style:parent-style-name="objectwithoutfill">
      <style:graphic-properties draw:marker-end="Arrow" draw:marker-end-width="0.3cm" draw:fill="none" draw:textarea-vertical-align="bottom" draw:fontwork-style="rotate" draw:fontwork-distance="0.127cm" draw:fontwork-start="0cm" draw:fontwork-mirror="true" draw:fontwork-shadow-offset-x="0cm" draw:fontwork-shadow-offset-y="0cm"/>
    </style:style>
    <style:style style:name="gr27" style:family="graphic" style:parent-style-name="objectwithoutfill">
      <style:graphic-properties draw:marker-end="Arrow" draw:marker-end-width="0.3cm" draw:fill="none" draw:fontwork-style="rotate" draw:fontwork-distance="0.127cm" draw:fontwork-start="0cm" draw:fontwork-shadow-offset-x="0cm" draw:fontwork-shadow-offset-y="0cm"/>
    </style:style>
    <style:style style:name="gr28" style:family="graphic" style:parent-style-name="objectwithoutfill">
      <style:graphic-properties draw:marker-end="Arrow" draw:marker-end-width="0.3cm" draw:fill="none" draw:textarea-horizontal-align="left" draw:textarea-vertical-align="middle" fo:padding-left="0.203cm" fo:padding-right="-0.051c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/>
    </style:style>
    <style:style style:name="P15" style:family="paragraph">
      <style:paragraph-properties fo:text-align="center"/>
      <style:text-properties fo:font-size="16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pt" fo:country="BR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4.955cm" svg:height="0.882cm" svg:x="8.318cm" svg:y="1.689cm">
          <draw:text-box>
            <text:p text:style-name="P2"><text:span text:style-name="T4">Pedido de Cliente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1" draw:start-glue-point="6" draw:end-shape="id3" svg:d="M10796 4075v2513h4999v1397">
          <text:p/>
        </draw:connector>
        <draw:custom-shape draw:style-name="gr7" draw:text-style-name="P4" xml:id="id4" draw:id="id4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2" draw:start-glue-point="6" draw:end-shape="id4" svg:d="M4685 6769v1019h3583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" draw:start-glue-point="6" draw:end-shape="id5" draw:end-glue-point="4" svg:d="M10796 8233v725h-1v72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5" draw:start-glue-point="7" draw:end-shape="id7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7" draw:start-glue-point="5" draw:end-shape="id6" draw:end-glue-point="7" svg:d="M13711 13239h-432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2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2"><text:span text:style-name="T10">Confirmação</text:span></text:p>
          <text:p text:style-name="P2"><text:span text:style-name="T9">De</text:span></text:p>
          <text:p text:style-name="P2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/</text:span><text:span text:style-name="T10">Cartão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2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2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311cm" svg:x1="2.096cm" svg:y1="23.159cm" svg:x2="14.97cm" svg:y2="21.751cm" draw:start-shape="id10" draw:start-glue-point="6" draw:end-shape="id12" draw:end-glue-point="4" svg:d="M2096 23159v1971h9064v-4191h3810v81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3" draw:start-glue-point="5" draw:end-shape="id5" draw:end-glue-point="4" svg:d="M14335 8811l-3540 873">
          <text:p/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1" draw:text-style-name="P3" draw:layer="layout" svg:width="7.809cm" svg:height="0.882cm" svg:x="6.891cm" svg:y="1.689cm">
          <draw:text-box>
            <text:p text:style-name="P2"><text:span text:style-name="T4">Pedido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2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2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2"><text:span text:style-name="T11">Pedido Excluido</text:span></text:p>
          <text:p text:style-name="P12"><text:span text:style-name="T11">Produto </text:span><text:span text:style-name="T12">Disponível</text:span></text:p>
          <text:p text:style-name="P2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3" xml:id="id18" draw:id="id18" draw:layer="layout" svg:width="7.366cm" svg:height="2.032cm" svg:x="7.112cm" svg:y="9.636cm">
          <text:p text:style-name="P2"><text:span text:style-name="T6">Impressão</text:span><text:span text:style-name="T5"> Protocolo De Consulta NFe</text:span></text:p>
          <text:p text:style-name="P2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3" xml:id="id19" draw:id="id19" draw:layer="layout" svg:width="2.94cm" svg:height="1.905cm" svg:x="2.332cm" svg:y="12.484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3" xml:id="id20" draw:id="id20" draw:layer="layout" svg:width="2.94cm" svg:height="1.905cm" svg:x="15.859cm" svg:y="12.43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2"><text:span text:style-name="T9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642cm" svg:height="1.146cm" svg:x="14.524cm" svg:y="16.113cm">
          <text:p text:style-name="P2"><text:span text:style-name="T9">Arquivamento Interno Tem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17.329cm" svg:y1="14.223cm" svg:x2="17.345cm" svg:y2="16.113cm" draw:start-shape="id20" draw:start-glue-point="6" draw:end-shape="id22" draw:end-glue-point="4" svg:d="M17329 14223v1001h16v889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2"><text:span text:style-name="T9">Cancelamento</text:span></text:p>
          <text:p text:style-name="P2"><text:span text:style-name="T9">Da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2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2" draw:id="id32" draw:layer="layout" svg:width="5.08cm" svg:height="1.016cm" svg:x="14.373cm" svg:y="15.457cm">
          <text:p text:style-name="P2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3" draw:id="id33" draw:layer="layout" svg:width="6.239cm" svg:height="1.27cm" svg:x="6.969cm" svg:y="20.04cm">
          <text:p text:style-name="P2"><text:span text:style-name="T9">Cancelamento Do Pedid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28" draw:id="id28" draw:layer="layout" svg:width="2.94cm" svg:height="2.159cm" svg:x="9.325cm" svg:y="5.626cm">
          <text:p text:style-name="P2"><text:span text:style-name="T5">Retorno</text:span></text:p>
          <text:p text:style-name="P2"><text:span text:style-name="T5">de </text:span></text:p>
          <text:p text:style-name="P2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2"><text:span text:style-name="T10">Inspe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onnector draw:style-name="gr15" draw:text-style-name="P10" draw:layer="layout" svg:x1="8.827cm" svg:y1="10.652cm" svg:x2="4.466cm" svg:y2="12.43cm" draw:start-shape="id29" draw:start-glue-point="5" draw:end-shape="id30" draw:end-glue-point="4" svg:d="M8827 10652h-4361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914cm" svg:y2="12.458cm" draw:start-shape="id29" draw:start-glue-point="7" draw:end-shape="id31" draw:end-glue-point="4" svg:d="M12764 10652h4150v1806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913cm" svg:y1="16.473cm" svg:x2="13.208cm" svg:y2="20.675cm" draw:start-shape="id32" draw:start-glue-point="6" draw:end-shape="id33" draw:end-glue-point="7" svg:d="M16913 16473v4202h-3705">
          <text:p/>
        </draw:connector>
        <draw:custom-shape draw:style-name="gr17" draw:text-style-name="P10" xml:id="id31" draw:id="id31" draw:layer="layout" svg:width="5.08cm" svg:height="1.016cm" svg:x="14.374cm" svg:y="12.458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914cm" svg:y1="13.474cm" svg:x2="16.913cm" svg:y2="15.457cm" draw:start-shape="id31" draw:start-glue-point="6" draw:end-shape="id32" draw:end-glue-point="4" svg:d="M16914 13474l-1 1983">
          <text:p/>
        </draw:connector>
        <draw:custom-shape draw:style-name="gr12" draw:text-style-name="P10" xml:id="id30" draw:id="id30" draw:layer="layout" svg:width="3.937cm" svg:height="3.048cm" svg:x="2.497cm" svg:y="12.43cm">
          <text:p text:style-name="P2"><text:span text:style-name="T10">Verificação</text:span></text:p>
          <text:p text:style-name="P2"><text:span text:style-name="T10">De</text:span></text:p>
          <text:p text:style-name="P2"><text:span text:style-name="T10">Ite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0" xml:id="id34" draw:id="id34" draw:layer="layout" svg:width="4.953cm" svg:height="1.016cm" svg:x="1.97cm" svg:y="17.256cm">
          <text:p text:style-name="P2"><text:span text:style-name="T10">Resolução</text:span><text:span text:style-name="T9"> de Ven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0" draw:layer="layout" svg:x1="6.434cm" svg:y1="13.954cm" svg:x2="14.373cm" svg:y2="15.965cm" draw:start-shape="id30" draw:start-glue-point="7" draw:end-shape="id32" svg:d="M6434 13954h3970v2011h3969">
          <text:p text:style-name="P10"><text:span text:style-name="T9"><text:s text:c="6"/></text:span><text:span text:style-name="T9">OK</text:span></text:p>
        </draw:connector>
        <draw:connector draw:style-name="gr24" draw:text-style-name="P10" draw:layer="layout" draw:type="line" svg:x1="4.466cm" svg:y1="15.478cm" svg:x2="4.447cm" svg:y2="17.256cm" draw:start-shape="id30" draw:start-glue-point="6" draw:end-shape="id34" draw:end-glue-point="4" svg:d="M4466 15478l-19 1778">
          <text:p text:style-name="P2"><text:span text:style-name="T10"><text:s text:c="2"/></text:span><text:span text:style-name="T10">Não</text:span><text:span text:style-name="T9"> Ok</text:span></text:p>
        </draw:connector>
      </draw:page>
      <draw:page draw:name="page4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gt; 24hrs</text:span></text:p>
          </draw:text-box>
        </draw:frame>
        <draw:custom-shape draw:style-name="gr4" draw:text-style-name="P4" xml:id="id35" draw:id="id35" draw:layer="layout" svg:width="6.397cm" svg:height="1.108cm" svg:x="7.597cm" svg:y="3.067cm">
          <text:p text:style-name="P2"><text:span text:style-name="T6">Negociação</text:span><text:span text:style-name="T5"> De Retor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36" draw:id="id36" draw:layer="layout" svg:width="3.937cm" svg:height="3.048cm" svg:x="8.827cm" svg:y="6.128cm">
          <text:p text:style-name="P2"><text:span text:style-name="T10">Supervisão</text:span></text:p>
          <text:p text:style-name="P2"><text:span text:style-name="T10">De</text:span></text:p>
          <text:p text:style-name="P2"><text:span text:style-name="T10">Vend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6cm" svg:y2="6.128cm" draw:start-shape="id35" draw:start-glue-point="6" draw:end-shape="id36" draw:end-glue-point="4" svg:d="M10796 4175v1953">
          <text:p/>
        </draw:connector>
        <draw:connector draw:style-name="gr15" draw:text-style-name="P10" draw:layer="layout" draw:line-skew="-3.69cm" svg:x1="8.827cm" svg:y1="7.652cm" svg:x2="8.255cm" svg:y2="10.649cm" draw:start-shape="id36" draw:start-glue-point="5" draw:end-shape="id37" draw:end-glue-point="5" svg:d="M8827 7652h-4763v2997h4191">
          <text:p text:style-name="P2"><text:span text:style-name="T9">Retorno Autorizado</text:span></text:p>
        </draw:connector>
        <draw:connector draw:style-name="gr15" draw:text-style-name="P10" draw:layer="layout" svg:x1="12.764cm" svg:y1="7.652cm" svg:x2="18.183cm" svg:y2="10.017cm" draw:start-shape="id36" draw:start-glue-point="7" draw:end-shape="id38" draw:end-glue-point="4" svg:d="M12764 7652h5419v2365">
          <text:p text:style-name="P2"><text:span text:style-name="T9">Retorno </text:span><text:span text:style-name="T10">Não</text:span><text:span text:style-name="T9"> Autorizado</text:span></text:p>
        </draw:connector>
        <draw:custom-shape draw:style-name="gr18" draw:text-style-name="P10" xml:id="id42" draw:id="id42" draw:layer="layout" svg:width="6.239cm" svg:height="1.27cm" svg:x="7.676cm" svg:y="20.304cm">
          <text:p text:style-name="P2"><text:span text:style-name="T5">Entrada NF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40" draw:id="id40" draw:layer="layout" svg:width="5.08cm" svg:height="1.016cm" svg:x="8.255cm" svg:y="15.9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9" draw:id="id39" draw:layer="layout" svg:width="5.08cm" svg:height="1.016cm" svg:x="8.255cm" svg:y="13.981cm">
          <text:p text:style-name="P2"><text:span text:style-name="T10">Inspe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1" draw:id="id41" draw:layer="layout" svg:width="5.08cm" svg:height="1.016cm" svg:x="8.255cm" svg:y="17.801cm">
          <text:p text:style-name="P2"><text:span text:style-name="T9">Verificao De 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4.997cm" svg:x2="10.795cm" svg:y2="15.9cm" draw:start-shape="id39" draw:start-glue-point="6" draw:end-shape="id40" draw:end-glue-point="4" svg:d="M10795 14997v903">
          <text:p/>
        </draw:connector>
        <draw:connector draw:style-name="gr13" draw:text-style-name="P2" draw:layer="layout" draw:type="line" svg:x1="10.795cm" svg:y1="16.916cm" svg:x2="10.795cm" svg:y2="17.801cm" draw:start-shape="id40" draw:start-glue-point="6" draw:end-shape="id41" draw:end-glue-point="4" svg:d="M10795 16916v885">
          <text:p/>
        </draw:connector>
        <draw:connector draw:style-name="gr13" draw:text-style-name="P2" draw:layer="layout" draw:type="line" svg:x1="10.795cm" svg:y1="18.817cm" svg:x2="10.795cm" svg:y2="20.304cm" draw:start-shape="id41" draw:start-glue-point="6" draw:end-shape="id42" draw:end-glue-point="4" svg:d="M10795 18817v1487">
          <text:p/>
        </draw:connector>
        <draw:custom-shape draw:style-name="gr17" draw:text-style-name="P10" xml:id="id37" draw:id="id37" draw:layer="layout" svg:width="5.08cm" svg:height="1.016cm" svg:x="8.255cm" svg:y="10.141cm">
          <text:p text:style-name="P2"><text:span text:style-name="T10">Solicitação de Col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3" draw:id="id43" draw:layer="layout" svg:width="5.08cm" svg:height="1.016cm" svg:x="8.255cm" svg:y="12.076cm">
          <text:p text:style-name="P2"><text:span text:style-name="T10">Chegada ao Depo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8" draw:id="id38" draw:layer="layout" svg:width="4.064cm" svg:height="1.016cm" svg:x="16.151cm" svg:y="10.017cm">
          <text:p text:style-name="P2"><text:span text:style-name="T10">Vendedor Inform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1.157cm" svg:x2="10.795cm" svg:y2="12.076cm" draw:start-shape="id37" draw:start-glue-point="6" draw:end-shape="id43" draw:end-glue-point="4" svg:d="M10795 11157v919">
          <text:p/>
        </draw:connector>
        <draw:connector draw:style-name="gr13" draw:text-style-name="P2" draw:layer="layout" draw:type="line" svg:x1="10.795cm" svg:y1="13.092cm" svg:x2="10.795cm" svg:y2="13.981cm" draw:start-shape="id43" draw:start-glue-point="6" draw:end-shape="id39" draw:end-glue-point="4" svg:d="M10795 13092v889">
          <text:p/>
        </draw:connector>
      </draw:page>
      <draw:page draw:name="page5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019cm" svg:height="0.882cm" svg:x="8.318cm" svg:y="1.689cm">
          <draw:text-box>
            <text:p text:style-name="P2"><text:span text:style-name="T4">Pedido Denegado</text:span></text:p>
          </draw:text-box>
        </draw:frame>
        <draw:custom-shape draw:style-name="gr4" draw:text-style-name="P4" xml:id="id44" draw:id="id44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45" draw:id="id45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46" draw:id="id46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44" draw:start-glue-point="5" draw:end-shape="id45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44" draw:start-glue-point="6" draw:end-shape="id46" svg:d="M10796 4075v2513h4999v1397">
          <text:p/>
        </draw:connector>
        <draw:custom-shape draw:style-name="gr7" draw:text-style-name="P4" xml:id="id47" draw:id="id47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45" draw:start-glue-point="6" draw:end-shape="id47" svg:d="M4685 6769v1019h3583">
          <text:p/>
        </draw:connector>
        <draw:custom-shape draw:style-name="gr8" draw:text-style-name="P4" xml:id="id48" draw:id="id48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7" draw:start-glue-point="6" draw:end-shape="id48" draw:end-glue-point="4" svg:d="M10796 8233v725h-1v726">
          <text:p/>
        </draw:connector>
        <draw:custom-shape draw:style-name="gr7" draw:text-style-name="P4" xml:id="id49" draw:id="id49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48" draw:start-glue-point="5" draw:end-shape="id49" draw:end-glue-point="4" svg:d="M8763 11185h-1667v1482">
          <text:p text:style-name="P6"><text:span text:style-name="T7">Ok</text:span></text:p>
        </draw:connector>
        <draw:custom-shape draw:style-name="gr7" draw:text-style-name="P4" xml:id="id50" draw:id="id50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48" draw:start-glue-point="7" draw:end-shape="id50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50" draw:start-glue-point="5" draw:end-shape="id49" draw:end-glue-point="7" svg:d="M13711 13239h-4329">
          <text:p/>
        </draw:connector>
        <draw:custom-shape draw:style-name="gr5" draw:text-style-name="P4" xml:id="id51" draw:id="id51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14.055cm" svg:y2="15.21cm" draw:start-shape="id49" draw:start-glue-point="6" draw:end-shape="id51" svg:d="M7096 13810v700h6959v700">
          <text:p/>
        </draw:connector>
        <draw:custom-shape draw:style-name="gr17" draw:text-style-name="P10" xml:id="id58" draw:id="id58" draw:layer="layout" svg:width="5.834cm" svg:height="1.016cm" svg:x="13.835cm" svg:y="20.812cm">
          <text:p text:style-name="P2"><text:span text:style-name="T9">Deposito – Localizar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59" draw:id="id59" draw:layer="layout" svg:width="4.067cm" svg:height="1.143cm" svg:x="14.686cm" svg:y="23.86cm">
          <text:p text:style-name="P2"><text:span text:style-name="T9">Volta a </text:span><text:span text:style-name="T10">Prateleira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xml:id="id52" draw:id="id52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44" draw:start-glue-point="7" draw:end-shape="id52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52" draw:start-glue-point="6" draw:end-shape="id44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46" draw:start-glue-point="5" draw:end-shape="id48" draw:end-glue-point="4" svg:d="M14335 8811l-3540 873">
          <text:p/>
        </draw:connector>
        <draw:custom-shape draw:style-name="gr14" draw:text-style-name="P10" xml:id="id53" draw:id="id53" draw:layer="layout" svg:width="4.699cm" svg:height="2.667cm" svg:x="1.943cm" svg:y="15.64cm">
          <text:p text:style-name="P2"><text:span text:style-name="T9">Arquivamento</text:span></text:p>
          <text:p text:style-name="P2"><text:span text:style-name="T9">Pedido + Protocol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0" draw:layer="layout" draw:type="line" svg:x1="9.801cm" svg:y1="16.988cm" svg:x2="6.642cm" svg:y2="16.974cm" draw:start-shape="id51" draw:start-glue-point="5" draw:end-shape="id53" draw:end-glue-point="7" svg:d="M9801 16988l-3159-14">
          <text:p text:style-name="P2"><text:span text:style-name="T9">Denegado</text:span></text:p>
        </draw:connector>
        <draw:custom-shape draw:style-name="gr12" draw:text-style-name="P10" xml:id="id57" draw:id="id57" draw:layer="layout" svg:width="2.801cm" svg:height="1.623cm" svg:x="4.622cm" svg:y="20.615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54" draw:id="id54" draw:layer="layout" svg:width="2.925cm" svg:height="1.258cm" svg:x="1.023cm" svg:y="23.66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6" draw:id="id56" draw:layer="layout" svg:width="3.573cm" svg:height="1.24cm" svg:x="4.194cm" svg:y="25.176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5" draw:id="id55" draw:layer="layout" svg:width="3.064cm" svg:height="1.258cm" svg:x="7.826cm" svg:y="23.66cm">
          <text:p text:style-name="P2"><text:span text:style-name="T10">Cobrança</text:span></text:p>
          <text:p text:style-name="P2"><text:span text:style-name="T10">Cancel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4.622cm" svg:y1="21.427cm" svg:x2="2.485cm" svg:y2="23.66cm" draw:end-shape="id54" draw:end-glue-point="4" svg:d="M4622 21427l-2137 2233">
          <text:p/>
        </draw:connector>
        <draw:connector draw:style-name="gr13" draw:text-style-name="P2" draw:layer="layout" draw:type="line" svg:x1="7.423cm" svg:y1="21.427cm" svg:x2="9.358cm" svg:y2="23.66cm" draw:end-shape="id55" draw:end-glue-point="4" svg:d="M7423 21427l1935 2233">
          <text:p/>
        </draw:connector>
        <draw:connector draw:style-name="gr13" draw:text-style-name="P2" draw:layer="layout" draw:type="line" svg:x1="6.022cm" svg:y1="22.238cm" svg:x2="5.98cm" svg:y2="25.176cm" draw:end-shape="id56" draw:end-glue-point="0" svg:d="M6022 22238l-42 2938">
          <text:p/>
        </draw:connector>
        <draw:connector draw:style-name="gr26" draw:text-style-name="P10" draw:layer="layout" draw:type="line" svg:x1="14.056cm" svg:y1="18.485cm" svg:x2="6.022cm" svg:y2="20.615cm" draw:start-shape="id51" draw:start-glue-point="6" draw:end-shape="id57" draw:end-glue-point="4" svg:d="M14056 18485l-8034 2130">
          <text:p text:style-name="P10"><text:span text:style-name="T9">Denegado</text:span></text:p>
        </draw:connector>
        <draw:connector draw:style-name="gr27" draw:text-style-name="P10" draw:layer="layout" draw:type="line" svg:x1="14.056cm" svg:y1="18.485cm" svg:x2="16.752cm" svg:y2="20.812cm" draw:start-shape="id51" draw:start-glue-point="6" draw:end-shape="id58" draw:end-glue-point="4" svg:d="M14056 18485l2696 2327">
          <text:p text:style-name="P2"><text:span text:style-name="T9">Denegado</text:span></text:p>
        </draw:connector>
        <draw:connector draw:style-name="gr13" draw:text-style-name="P2" draw:layer="layout" draw:type="line" svg:x1="16.752cm" svg:y1="21.828cm" svg:x2="16.72cm" svg:y2="23.86cm" draw:start-shape="id58" draw:start-glue-point="6" draw:end-shape="id59" draw:end-glue-point="4" svg:d="M16752 21828l-32 2032">
          <text:p/>
        </draw:connector>
      </draw:page>
      <draw:page draw:name="page6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4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 text:style-name="P11"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768cm" svg:height="0.882cm" svg:x="8.318cm" svg:y="1.689cm">
          <draw:text-box>
            <text:p text:style-name="P15"><text:span text:style-name="T4">Entrada De Produtos</text:span></text:p>
          </draw:text-box>
        </draw:frame>
        <draw:custom-shape draw:style-name="gr4" draw:text-style-name="P4" xml:id="id60" draw:id="id60" draw:layer="layout" svg:width="5.207cm" svg:height="1.108cm" svg:x="8.192cm" svg:y="2.967cm">
          <text:p text:style-name="P4"><text:span text:style-name="T5">Recebimento de Produt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5" draw:layer="layout" svg:x1="10.796cm" svg:y1="4.075cm" svg:x2="10.796cm" svg:y2="5.444cm" draw:start-shape="id60" draw:start-glue-point="6" draw:end-shape="id61" draw:end-glue-point="4" svg:d="M10796 4075v1369">
          <text:p/>
        </draw:connector>
        <draw:custom-shape draw:style-name="gr7" draw:text-style-name="P4" xml:id="id61" draw:id="id61" draw:layer="layout" svg:width="5.055cm" svg:height="0.889cm" svg:x="8.268cm" svg:y="5.444cm">
          <text:p text:style-name="P4"><text:span text:style-name="T5">Faturam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62" draw:id="id62" draw:layer="layout" svg:width="3.937cm" svg:height="1.143cm" svg:x="2.651cm" svg:y="8.066cm">
          <text:p text:style-name="P4"><text:span text:style-name="T5">Verificacao </text:span></text:p>
          <text:p text:style-name="P4"><text:span text:style-name="T5">De Produt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65" draw:id="id65" draw:layer="layout" svg:width="4.572cm" svg:height="1.143cm" svg:x="15.216cm" svg:y="13.019cm">
          <text:p text:style-name="P4"><text:span text:style-name="T5">Cadastro De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68" draw:id="id68" draw:layer="layout" svg:width="5.207cm" svg:height="1.143cm" svg:x="8.192cm" svg:y="21.32cm">
          <text:p text:style-name="P10"><text:span text:style-name="T9">Ficha/Estoque Upd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63" draw:id="id63" draw:layer="layout" svg:width="3.937cm" svg:height="1.143cm" svg:x="14.365cm" svg:y="8.058cm">
          <text:p text:style-name="P4"><text:span text:style-name="T5">Validacao De D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s" svg:x1="10.796cm" svg:y1="6.333cm" svg:x2="4.62cm" svg:y2="8.066cm" draw:start-shape="id61" draw:start-glue-point="6" draw:end-shape="id62" draw:end-glue-point="4" svg:d="M10796 6333v500l-6176 731v502">
          <text:p/>
        </draw:connector>
        <draw:connector draw:style-name="gr13" draw:text-style-name="P2" draw:layer="layout" draw:type="lines" svg:x1="10.796cm" svg:y1="6.333cm" svg:x2="16.334cm" svg:y2="8.058cm" draw:start-shape="id61" draw:start-glue-point="6" draw:end-shape="id63" draw:end-glue-point="4" svg:d="M10796 6333v500l5538 723v502">
          <text:p/>
        </draw:connector>
        <draw:custom-shape draw:style-name="gr8" draw:text-style-name="P4" xml:id="id64" draw:id="id64" draw:layer="layout" svg:width="4.064cm" svg:height="3.002cm" svg:x="8.763cm" svg:y="10.317cm">
          <text:p text:style-name="P4"><text:span text:style-name="T6">Entrada De N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s" svg:x1="16.334cm" svg:y1="9.201cm" svg:x2="10.795cm" svg:y2="10.317cm" draw:start-shape="id63" draw:start-glue-point="6" draw:end-shape="id64" draw:end-glue-point="4" svg:d="M16334 9201v501l-5539 114v501">
          <text:p/>
        </draw:connector>
        <draw:custom-shape draw:style-name="gr7" draw:text-style-name="P4" xml:id="id67" draw:id="id67" draw:layer="layout" svg:width="4.572cm" svg:height="1.143cm" svg:x="2.27cm" svg:y="17.256cm">
          <text:p text:style-name="P4"><text:span text:style-name="T5">Sync Table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66" draw:id="id66" draw:layer="layout" svg:width="4.572cm" svg:height="1.143cm" svg:x="8.509cm" svg:y="15.094cm">
          <text:p text:style-name="P4"><text:span text:style-name="T5">Entrada De 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12.827cm" svg:y1="11.818cm" svg:x2="17.502cm" svg:y2="13.019cm" draw:start-shape="id64" draw:start-glue-point="7" draw:end-shape="id65" draw:end-glue-point="4" svg:d="M12827 11818h4675v1201">
          <text:p text:style-name="P2"><text:span text:style-name="T9">Novo Produto</text:span></text:p>
        </draw:connector>
        <draw:connector draw:style-name="gr28" draw:text-style-name="P10" draw:layer="layout" draw:type="line" svg:x1="10.795cm" svg:y1="13.319cm" svg:x2="10.795cm" svg:y2="15.094cm" draw:start-shape="id64" draw:start-glue-point="6" draw:end-shape="id66" draw:end-glue-point="4" svg:d="M10795 13319v1775">
          <text:p text:style-name="P10"><text:span text:style-name="T9">Existente</text:span></text:p>
        </draw:connector>
        <draw:connector draw:style-name="gr13" draw:text-style-name="P2" draw:layer="layout" svg:x1="17.502cm" svg:y1="14.162cm" svg:x2="13.081cm" svg:y2="15.666cm" draw:start-shape="id65" draw:start-glue-point="6" draw:end-shape="id66" draw:end-glue-point="7" svg:d="M17502 14162v1504h-4421">
          <text:p/>
        </draw:connector>
        <draw:connector draw:style-name="gr13" draw:text-style-name="P2" draw:layer="layout" draw:type="lines" svg:x1="8.509cm" svg:y1="15.666cm" svg:x2="4.556cm" svg:y2="17.256cm" draw:start-shape="id66" draw:start-glue-point="5" draw:end-shape="id67" draw:end-glue-point="4" svg:d="M8509 15666h-501l-3452 1088v502">
          <text:p/>
        </draw:connector>
        <draw:connector draw:style-name="gr13" draw:text-style-name="P2" draw:layer="layout" draw:type="lines" svg:x1="6.842cm" svg:y1="17.828cm" svg:x2="10.796cm" svg:y2="21.32cm" draw:start-shape="id67" draw:start-glue-point="7" draw:end-shape="id68" draw:end-glue-point="4" svg:d="M6842 17828h502l3452 2990v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5T16:19:59</dc:date>
    <dc:creator>J. Marcelo Martins</dc:creator>
    <meta:editing-duration>P3DT32M24S</meta:editing-duration>
    <meta:editing-cycles>29</meta:editing-cycles>
    <meta:generator>OpenOffice/4.1.1$Unix OpenOffice.org_project/411m6$Build-9775</meta:generator>
    <meta:document-statistic meta:object-count="157"/>
  </office:meta>
</office:document-meta>
</file>